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b82c" officeooo:paragraph-rsid="0016b82c"/>
    </style:style>
    <style:style style:name="P2" style:family="paragraph" style:parent-style-name="Standard">
      <style:text-properties officeooo:rsid="00170d17" officeooo:paragraph-rsid="00170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2&gt; sudoku:benchmarks().</text:p>
      <text:p text:style-name="P1">{63699220,</text:p>
      <text:p text:style-name="P1"><text:s/>[{wildcat,0.49626190476190474},</text:p>
      <text:p text:style-name="P1"><text:s text:c="2"/>{diabolical,70.17471428571429},</text:p>
      <text:p text:style-name="P1"><text:s text:c="2"/>{satanic,151.88659523809523},</text:p>
      <text:p text:style-name="P1"><text:s text:c="2"/>{challenge,10.329690476190477},</text:p>
      <text:p text:style-name="P1"><text:s text:c="2"/>{real_challenge,568.2381904761905},</text:p>
      <text:p text:style-name="P1"><text:s text:c="2"/>{extreme,14.35145238095238},</text:p>
      <text:p text:style-name="P1"><text:s text:c="2"/>{more_extreme,22.58602380952381},</text:p>
      <text:p text:style-name="P1"><text:s text:c="2"/>{seventeen,53.01226190476191},</text:p>
      <text:p text:style-name="P1"><text:s text:c="2"/>{excruciating,7.827761904761904},</text:p>
      <text:p text:style-name="P1"><text:s text:c="2"/>{difficult,5.0193095238095236},</text:p>
      <text:p text:style-name="P1"><text:s text:c="2"/>{very_difficult,38.66157142857143},</text:p>
      <text:p text:style-name="P1"><text:s text:c="2"/>{climbing_everest,450.0599523809524},</text:p>
      <text:p text:style-name="P1"><text:s text:c="2"/>{absurd,41.39359523809524},</text:p>
      <text:p text:style-name="P1"><text:s text:c="2"/>{hard,52.15728571428572},</text:p>
      <text:p text:style-name="P1"><text:s text:c="2"/>{empty,30.45207142857143}]}</text:p>
      <text:p text:style-name="P1"/>
      <text:p text:style-name="P1">3&gt; sudoku:par_benchmarks().</text:p>
      <text:p text:style-name="P1">{24925064,</text:p>
      <text:p text:style-name="P1"><text:s/>[{wildcat,1.0231904761904762},</text:p>
      <text:p text:style-name="P1"><text:s text:c="2"/>{diabolical,98.05509523809523},</text:p>
      <text:p text:style-name="P1"><text:s text:c="2"/>{satanic,189.13735714285713},</text:p>
      <text:p text:style-name="P1"><text:s text:c="2"/>{challenge,20.712214285714285},</text:p>
      <text:p text:style-name="P1"><text:s text:c="2"/>{real_challenge,593.4221904761905},</text:p>
      <text:p text:style-name="P1"><text:s text:c="2"/>{extreme,23.417928571428572},</text:p>
      <text:p text:style-name="P1"><text:s text:c="2"/>{more_extreme,32.375928571428574},</text:p>
      <text:p text:style-name="P1"><text:s text:c="2"/>{seventeen,79.41426190476191},</text:p>
      <text:p text:style-name="P1"><text:s text:c="2"/>{excruciating,13.51107142857143},</text:p>
      <text:p text:style-name="P1"><text:s text:c="2"/>{difficult,13.791547619047618},</text:p>
      <text:p text:style-name="P1"><text:s text:c="2"/>{very_difficult,63.19576190476191},</text:p>
      <text:p text:style-name="P1"><text:s text:c="2"/>{climbing_everest,481.03680952380955},</text:p>
      <text:p text:style-name="P1"><text:s text:c="2"/>{absurd,48.017738095238094},</text:p>
      <text:p text:style-name="P1"><text:s text:c="2"/>{hard,79.63466666666667},</text:p>
      <text:p text:style-name="P1"><text:s text:c="2"/>{empty,52.61128571428572}]}</text:p>
      <text:p text:style-name="P1">4&gt; </text:p>
      <text:p text:style-name="P1"/>
      <text:p text:style-name="P1"/>
      <text:p text:style-name="P1">Speedup 63699220 / 24925064 <text:s/>= 2.55</text:p>
      <text:p text:style-name="P1"/>
      <text:p text:style-name="P2">Machine used: gullstrand.it.uu.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7:21:42.078519448</meta:creation-date>
    <dc:date>2017-12-06T17:28:02.869521619</dc:date>
    <meta:editing-duration>PT6M20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37" meta:word-count="46" meta:character-count="1128" meta:non-whitespace-character-count="1059"/>
  </office:meta>
</office:document-meta>
</file>